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2"/>
        <table:table-column table:style-name="co1" table:number-columns-repeated="16369"/>
        <table:table-row table:style-name="ro1">
          <table:table-cell table:style-name="ce1" office:value-type="string" calcext:value-type="string" table:number-columns-spanned="2" table:number-rows-spanned="1">
            <text:p>Lista de cordenadas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1]+[.$A$3]" office:value-type="float" office:value="333" calcext:value-type="float">
            <text:p>333</text:p>
          </table:table-cell>
          <table:table-cell table:formula="of:=[.E1]+[.$A$3]" office:value-type="float" office:value="517" calcext:value-type="float">
            <text:p>517</text:p>
          </table:table-cell>
          <table:table-cell/>
          <table:table-cell table:formula="of:=&quot;(&quot;&amp;[.D1]&amp;&quot;, &quot;&amp;[.E1]&amp;&quot;, &quot;&amp;[.G1]&amp;&quot;, &quot;&amp;[.H1]&amp;&quot;)&quot;" office:value-type="string" office:string-value="(300, 484, 333, 517)" calcext:value-type="string">
            <text:p>(300, 484, 333, 517)</text:p>
          </table:table-cell>
          <table:table-cell/>
          <table:table-cell office:value-type="string" calcext:value-type="string">
            <text:p>C=X1</text:p>
          </table:table-cell>
          <table:table-cell office:value-type="string" calcext:value-type="string">
            <text:p>D=Y1</text:p>
          </table:table-cell>
          <table:table-cell office:value-type="string" calcext:value-type="string">
            <text:p>G=X2</text:p>
          </table:table-cell>
          <table:table-cell office:value-type="string" calcext:value-type="string">
            <text:p>H=Y2</text:p>
          </table:table-cell>
          <table:table-cell table:style-name="ce2" table:number-columns-repeated="16369"/>
        </table:table-row>
        <table:table-row table:style-name="ro1">
          <table:table-cell table:style-name="ce1" office:value-type="string" calcext:value-type="string" table:number-columns-spanned="2" table:number-rows-spanned="1">
            <text:p>Tamaño de celda</text:p>
          </table:table-cell>
          <table:covered-table-cell/>
          <table:table-cell/>
          <table:table-cell office:value-type="float" office:value="317" calcext:value-type="float">
            <text:p>31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2]+[.$A$3]" office:value-type="float" office:value="350" calcext:value-type="float">
            <text:p>350</text:p>
          </table:table-cell>
          <table:table-cell table:formula="of:=[.E2]+[.$A$3]" office:value-type="float" office:value="551" calcext:value-type="float">
            <text:p>551</text:p>
          </table:table-cell>
          <table:table-cell/>
          <table:table-cell table:formula="of:=&quot;(&quot;&amp;[.D2]&amp;&quot;, &quot;&amp;[.E2]&amp;&quot;, &quot;&amp;[.G2]&amp;&quot;, &quot;&amp;[.H2]&amp;&quot;)&quot;" office:value-type="string" office:string-value="(317, 518, 350, 551)" calcext:value-type="string">
            <text:p>(317, 518, 350, 551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3]+[.$A$3]" office:value-type="float" office:value="350" calcext:value-type="float">
            <text:p>350</text:p>
          </table:table-cell>
          <table:table-cell table:formula="of:=[.E3]+[.$A$3]" office:value-type="float" office:value="584" calcext:value-type="float">
            <text:p>584</text:p>
          </table:table-cell>
          <table:table-cell/>
          <table:table-cell table:formula="of:=&quot;(&quot;&amp;[.D3]&amp;&quot;, &quot;&amp;[.E3]&amp;&quot;, &quot;&amp;[.G3]&amp;&quot;, &quot;&amp;[.H3]&amp;&quot;)&quot;" office:value-type="string" office:string-value="(317, 551, 350, 584)" calcext:value-type="string">
            <text:p>(317, 551, 350, 584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4]+[.$A$3]" office:value-type="float" office:value="350" calcext:value-type="float">
            <text:p>350</text:p>
          </table:table-cell>
          <table:table-cell table:formula="of:=[.E4]+[.$A$3]" office:value-type="float" office:value="618" calcext:value-type="float">
            <text:p>618</text:p>
          </table:table-cell>
          <table:table-cell/>
          <table:table-cell table:formula="of:=&quot;(&quot;&amp;[.D4]&amp;&quot;, &quot;&amp;[.E4]&amp;&quot;, &quot;&amp;[.G4]&amp;&quot;, &quot;&amp;[.H4]&amp;&quot;)&quot;" office:value-type="string" office:string-value="(317, 585, 350, 618)" calcext:value-type="string">
            <text:p>(317, 585, 350, 618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office:value-type="string" calcext:value-type="string">
            <text:p>Final: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5]+[.$A$3]" office:value-type="float" office:value="350" calcext:value-type="float">
            <text:p>350</text:p>
          </table:table-cell>
          <table:table-cell table:formula="of:=[.E5]+[.$A$3]" office:value-type="float" office:value="651" calcext:value-type="float">
            <text:p>651</text:p>
          </table:table-cell>
          <table:table-cell/>
          <table:table-cell table:formula="of:=&quot;(&quot;&amp;[.D5]&amp;&quot;, &quot;&amp;[.E5]&amp;&quot;, &quot;&amp;[.G5]&amp;&quot;, &quot;&amp;[.H5]&amp;&quot;)&quot;" office:value-type="string" office:string-value="(317, 618, 350, 651)" calcext:value-type="string">
            <text:p>(317, 618, 350, 651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formula="of:=COM.MICROSOFT.TEXTJOIN(CHAR(10);1;[.J1:.J68])" office:value-type="string" office:string-value="(300, 484, 333, 517)&#10;(317, 518, 350, 551)&#10;(317, 551, 350, 584)&#10;(317, 585, 350, 618)&#10;(317, 618, 350, 651)&#10;(317, 652, 350, 685)&#10;(317, 685, 350, 718)&#10;(334, 719, 367, 752)&#10;(367, 719, 400, 752)&#10;(401, 719, 434, 752)&#10;(417, 685, 450, 718)&#10;(417, 652, 450, 685)&#10;(417, 618, 450, 651)&#10;(417, 585, 450, 618)&#10;(417, 551, 450, 584)&#10;(417, 518, 450, 551)&#10;(434, 484, 467, 517)&#10;(484, 434, 517, 467)&#10;(518, 417, 551, 450)&#10;(551, 417, 584, 450)&#10;(585, 417, 618, 450)&#10;(618, 417, 651, 450)&#10;(652, 417, 685, 450)&#10;(685, 417, 718, 450)&#10;(719, 401, 752, 434)&#10;(719, 367, 752, 400)&#10;(719, 334, 752, 367)&#10;(685, 317, 718, 350)&#10;(652, 317, 685, 350)&#10;(618, 317, 651, 350)&#10;(585, 317, 618, 350)&#10;(551, 317, 584, 350)&#10;(518, 317, 551, 350)&#10;(484, 300, 517, 333)&#10;(434, 250, 467, 283)&#10;(417, 217, 450, 250)&#10;(417, 183, 450, 216)&#10;(417, 150, 450, 183)&#10;(417, 116, 450, 149)&#10;(417, 83, 450, 116)&#10;(417, 49, 450, 82)&#10;(401, 16, 434, 49)&#10;(367, 16, 400, 49)&#10;(334, 16, 367, 49)&#10;(317, 49, 350, 82)&#10;(317, 83, 350, 116)&#10;(317, 116, 350, 149)&#10;(317, 150, 350, 183)&#10;(317, 183, 350, 216)&#10;(317, 217, 350, 250)&#10;(300, 250, 333, 283)&#10;(250, 300, 283, 333)&#10;(217, 317, 250, 350)&#10;(183, 317, 216, 350)&#10;(150, 317, 183, 350)&#10;(116, 317, 149, 350)&#10;(83, 317, 116, 350)&#10;(49, 317, 82, 350)&#10;(16, 334, 49, 367)&#10;(16, 367, 49, 400)&#10;(16, 401, 49, 434)&#10;(49, 417, 82, 450)&#10;(83, 417, 116, 450)&#10;(116, 417, 149, 450)&#10;(150, 417, 183, 450)&#10;(183, 417, 216, 450)&#10;(217, 417, 250, 450)&#10;(250, 434, 283, 467)" calcext:value-type="string">
            <text:p>(300, 484, 333, 517)</text:p>
            <text:p>(317, 518, 350, 551)</text:p>
            <text:p>(317, 551, 350, 584)</text:p>
            <text:p>(317, 585, 350, 618)</text:p>
            <text:p>(317, 618, 350, 651)</text:p>
            <text:p>(317, 652, 350, 685)</text:p>
            <text:p>(317, 685, 350, 718)</text:p>
            <text:p>(334, 719, 367, 752)</text:p>
            <text:p>(367, 719, 400, 752)</text:p>
            <text:p>(401, 719, 434, 752)</text:p>
            <text:p>(417, 685, 450, 718)</text:p>
            <text:p>(417, 652, 450, 685)</text:p>
            <text:p>(417, 618, 450, 651)</text:p>
            <text:p>(417, 585, 450, 618)</text:p>
            <text:p>(417, 551, 450, 584)</text:p>
            <text:p>(417, 518, 450, 551)</text:p>
            <text:p>(434, 484, 467, 517)</text:p>
            <text:p>(484, 434, 517, 467)</text:p>
            <text:p>(518, 417, 551, 450)</text:p>
            <text:p>(551, 417, 584, 450)</text:p>
            <text:p>(585, 417, 618, 450)</text:p>
            <text:p>(618, 417, 651, 450)</text:p>
            <text:p>(652, 417, 685, 450)</text:p>
            <text:p>(685, 417, 718, 450)</text:p>
            <text:p>(719, 401, 752, 434)</text:p>
            <text:p>(719, 367, 752, 400)</text:p>
            <text:p>(719, 334, 752, 367)</text:p>
            <text:p>(685, 317, 718, 350)</text:p>
            <text:p>(652, 317, 685, 350)</text:p>
            <text:p>(618, 317, 651, 350)</text:p>
            <text:p>(585, 317, 618, 350)</text:p>
            <text:p>(551, 317, 584, 350)</text:p>
            <text:p>(518, 317, 551, 350)</text:p>
            <text:p>(484, 300, 517, 333)</text:p>
            <text:p>(434, 250, 467, 283)</text:p>
            <text:p>(417, 217, 450, 250)</text:p>
            <text:p>(417, 183, 450, 216)</text:p>
            <text:p>(417, 150, 450, 183)</text:p>
            <text:p>(417, 116, 450, 149)</text:p>
            <text:p>(417, 83, 450, 116)</text:p>
            <text:p>(417, 49, 450, 82)</text:p>
            <text:p>(401, 16, 434, 49)</text:p>
            <text:p>(367, 16, 400, 49)</text:p>
            <text:p>(334, 16, 367, 49)</text:p>
            <text:p>(317, 49, 350, 82)</text:p>
            <text:p>(317, 83, 350, 116)</text:p>
            <text:p>(317, 116, 350, 149)</text:p>
            <text:p>(317, 150, 350, 183)</text:p>
            <text:p>(317, 183, 350, 216)</text:p>
            <text:p>(317, 217, 350, 250)</text:p>
            <text:p>(300, 250, 333, 283)</text:p>
            <text:p>(250, 300, 283, 333)</text:p>
            <text:p>(217, 317, 250, 350)</text:p>
            <text:p>(183, 317, 216, 350)</text:p>
            <text:p>(150, 317, 183, 350)</text:p>
            <text:p>(116, 317, 149, 350)</text:p>
            <text:p>(83, 317, 116, 350)</text:p>
            <text:p>(49, 317, 82, 350)</text:p>
            <text:p>(16, 334, 49, 367)</text:p>
            <text:p>(16, 367, 49, 400)</text:p>
            <text:p>(16, 401, 49, 434)</text:p>
            <text:p>(49, 417, 82, 450)</text:p>
            <text:p>(83, 417, 116, 450)</text:p>
            <text:p>(116, 417, 149, 450)</text:p>
            <text:p>(150, 417, 183, 450)</text:p>
            <text:p>(183, 417, 216, 450)</text:p>
            <text:p>(217, 417, 250, 450)</text:p>
            <text:p>(250, 434, 283, 467)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6]+[.$A$3]" office:value-type="float" office:value="350" calcext:value-type="float">
            <text:p>350</text:p>
          </table:table-cell>
          <table:table-cell table:formula="of:=[.E6]+[.$A$3]" office:value-type="float" office:value="685" calcext:value-type="float">
            <text:p>685</text:p>
          </table:table-cell>
          <table:table-cell/>
          <table:table-cell table:formula="of:=&quot;(&quot;&amp;[.D6]&amp;&quot;, &quot;&amp;[.E6]&amp;&quot;, &quot;&amp;[.G6]&amp;&quot;, &quot;&amp;[.H6]&amp;&quot;)&quot;" office:value-type="string" office:string-value="(317, 652, 350, 685)" calcext:value-type="string">
            <text:p>(317, 652, 350, 685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7]+[.$A$3]" office:value-type="float" office:value="350" calcext:value-type="float">
            <text:p>350</text:p>
          </table:table-cell>
          <table:table-cell table:formula="of:=[.E7]+[.$A$3]" office:value-type="float" office:value="718" calcext:value-type="float">
            <text:p>718</text:p>
          </table:table-cell>
          <table:table-cell/>
          <table:table-cell table:formula="of:=&quot;(&quot;&amp;[.D7]&amp;&quot;, &quot;&amp;[.E7]&amp;&quot;, &quot;&amp;[.G7]&amp;&quot;, &quot;&amp;[.H7]&amp;&quot;)&quot;" office:value-type="string" office:string-value="(317, 685, 350, 718)" calcext:value-type="string">
            <text:p>(317, 685, 350, 718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8]+[.$A$3]" office:value-type="float" office:value="367" calcext:value-type="float">
            <text:p>367</text:p>
          </table:table-cell>
          <table:table-cell table:formula="of:=[.E8]+[.$A$3]" office:value-type="float" office:value="752" calcext:value-type="float">
            <text:p>752</text:p>
          </table:table-cell>
          <table:table-cell/>
          <table:table-cell table:formula="of:=&quot;(&quot;&amp;[.D8]&amp;&quot;, &quot;&amp;[.E8]&amp;&quot;, &quot;&amp;[.G8]&amp;&quot;, &quot;&amp;[.H8]&amp;&quot;)&quot;" office:value-type="string" office:string-value="(334, 719, 367, 752)" calcext:value-type="string">
            <text:p>(334, 719, 367, 752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9]+[.$A$3]" office:value-type="float" office:value="400" calcext:value-type="float">
            <text:p>400</text:p>
          </table:table-cell>
          <table:table-cell table:formula="of:=[.E9]+[.$A$3]" office:value-type="float" office:value="752" calcext:value-type="float">
            <text:p>752</text:p>
          </table:table-cell>
          <table:table-cell/>
          <table:table-cell table:formula="of:=&quot;(&quot;&amp;[.D9]&amp;&quot;, &quot;&amp;[.E9]&amp;&quot;, &quot;&amp;[.G9]&amp;&quot;, &quot;&amp;[.H9]&amp;&quot;)&quot;" office:value-type="string" office:string-value="(367, 719, 400, 752)" calcext:value-type="string">
            <text:p>(367, 719, 400, 752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10]+[.$A$3]" office:value-type="float" office:value="434" calcext:value-type="float">
            <text:p>434</text:p>
          </table:table-cell>
          <table:table-cell table:formula="of:=[.E10]+[.$A$3]" office:value-type="float" office:value="752" calcext:value-type="float">
            <text:p>752</text:p>
          </table:table-cell>
          <table:table-cell/>
          <table:table-cell table:formula="of:=&quot;(&quot;&amp;[.D10]&amp;&quot;, &quot;&amp;[.E10]&amp;&quot;, &quot;&amp;[.G10]&amp;&quot;, &quot;&amp;[.H10]&amp;&quot;)&quot;" office:value-type="string" office:string-value="(401, 719, 434, 752)" calcext:value-type="string">
            <text:p>(401, 719, 434, 752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11]+[.$A$3]" office:value-type="float" office:value="450" calcext:value-type="float">
            <text:p>450</text:p>
          </table:table-cell>
          <table:table-cell table:formula="of:=[.E11]+[.$A$3]" office:value-type="float" office:value="718" calcext:value-type="float">
            <text:p>718</text:p>
          </table:table-cell>
          <table:table-cell/>
          <table:table-cell table:formula="of:=&quot;(&quot;&amp;[.D11]&amp;&quot;, &quot;&amp;[.E11]&amp;&quot;, &quot;&amp;[.G11]&amp;&quot;, &quot;&amp;[.H11]&amp;&quot;)&quot;" office:value-type="string" office:string-value="(417, 685, 450, 718)" calcext:value-type="string">
            <text:p>(417, 685, 450, 718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12]+[.$A$3]" office:value-type="float" office:value="450" calcext:value-type="float">
            <text:p>450</text:p>
          </table:table-cell>
          <table:table-cell table:formula="of:=[.E12]+[.$A$3]" office:value-type="float" office:value="685" calcext:value-type="float">
            <text:p>685</text:p>
          </table:table-cell>
          <table:table-cell/>
          <table:table-cell table:formula="of:=&quot;(&quot;&amp;[.D12]&amp;&quot;, &quot;&amp;[.E12]&amp;&quot;, &quot;&amp;[.G12]&amp;&quot;, &quot;&amp;[.H12]&amp;&quot;)&quot;" office:value-type="string" office:string-value="(417, 652, 450, 685)" calcext:value-type="string">
            <text:p>(417, 652, 450, 685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13]+[.$A$3]" office:value-type="float" office:value="450" calcext:value-type="float">
            <text:p>450</text:p>
          </table:table-cell>
          <table:table-cell table:formula="of:=[.E13]+[.$A$3]" office:value-type="float" office:value="651" calcext:value-type="float">
            <text:p>651</text:p>
          </table:table-cell>
          <table:table-cell/>
          <table:table-cell table:formula="of:=&quot;(&quot;&amp;[.D13]&amp;&quot;, &quot;&amp;[.E13]&amp;&quot;, &quot;&amp;[.G13]&amp;&quot;, &quot;&amp;[.H13]&amp;&quot;)&quot;" office:value-type="string" office:string-value="(417, 618, 450, 651)" calcext:value-type="string">
            <text:p>(417, 618, 450, 651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14]+[.$A$3]" office:value-type="float" office:value="450" calcext:value-type="float">
            <text:p>450</text:p>
          </table:table-cell>
          <table:table-cell table:formula="of:=[.E14]+[.$A$3]" office:value-type="float" office:value="618" calcext:value-type="float">
            <text:p>618</text:p>
          </table:table-cell>
          <table:table-cell/>
          <table:table-cell table:formula="of:=&quot;(&quot;&amp;[.D14]&amp;&quot;, &quot;&amp;[.E14]&amp;&quot;, &quot;&amp;[.G14]&amp;&quot;, &quot;&amp;[.H14]&amp;&quot;)&quot;" office:value-type="string" office:string-value="(417, 585, 450, 618)" calcext:value-type="string">
            <text:p>(417, 585, 450, 618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15]+[.$A$3]" office:value-type="float" office:value="450" calcext:value-type="float">
            <text:p>450</text:p>
          </table:table-cell>
          <table:table-cell table:formula="of:=[.E15]+[.$A$3]" office:value-type="float" office:value="584" calcext:value-type="float">
            <text:p>584</text:p>
          </table:table-cell>
          <table:table-cell/>
          <table:table-cell table:formula="of:=&quot;(&quot;&amp;[.D15]&amp;&quot;, &quot;&amp;[.E15]&amp;&quot;, &quot;&amp;[.G15]&amp;&quot;, &quot;&amp;[.H15]&amp;&quot;)&quot;" office:value-type="string" office:string-value="(417, 551, 450, 584)" calcext:value-type="string">
            <text:p>(417, 551, 450, 584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16]+[.$A$3]" office:value-type="float" office:value="450" calcext:value-type="float">
            <text:p>450</text:p>
          </table:table-cell>
          <table:table-cell table:formula="of:=[.E16]+[.$A$3]" office:value-type="float" office:value="551" calcext:value-type="float">
            <text:p>551</text:p>
          </table:table-cell>
          <table:table-cell/>
          <table:table-cell table:formula="of:=&quot;(&quot;&amp;[.D16]&amp;&quot;, &quot;&amp;[.E16]&amp;&quot;, &quot;&amp;[.G16]&amp;&quot;, &quot;&amp;[.H16]&amp;&quot;)&quot;" office:value-type="string" office:string-value="(417, 518, 450, 551)" calcext:value-type="string">
            <text:p>(417, 518, 450, 551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17]+[.$A$3]" office:value-type="float" office:value="467" calcext:value-type="float">
            <text:p>467</text:p>
          </table:table-cell>
          <table:table-cell table:formula="of:=[.E17]+[.$A$3]" office:value-type="float" office:value="517" calcext:value-type="float">
            <text:p>517</text:p>
          </table:table-cell>
          <table:table-cell/>
          <table:table-cell table:formula="of:=&quot;(&quot;&amp;[.D17]&amp;&quot;, &quot;&amp;[.E17]&amp;&quot;, &quot;&amp;[.G17]&amp;&quot;, &quot;&amp;[.H17]&amp;&quot;)&quot;" office:value-type="string" office:string-value="(434, 484, 467, 517)" calcext:value-type="string">
            <text:p>(434, 484, 467, 517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18]+[.$A$3]" office:value-type="float" office:value="517" calcext:value-type="float">
            <text:p>517</text:p>
          </table:table-cell>
          <table:table-cell table:formula="of:=[.E18]+[.$A$3]" office:value-type="float" office:value="467" calcext:value-type="float">
            <text:p>467</text:p>
          </table:table-cell>
          <table:table-cell/>
          <table:table-cell table:formula="of:=&quot;(&quot;&amp;[.D18]&amp;&quot;, &quot;&amp;[.E18]&amp;&quot;, &quot;&amp;[.G18]&amp;&quot;, &quot;&amp;[.H18]&amp;&quot;)&quot;" office:value-type="string" office:string-value="(484, 434, 517, 467)" calcext:value-type="string">
            <text:p>(484, 434, 517, 467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19]+[.$A$3]" office:value-type="float" office:value="551" calcext:value-type="float">
            <text:p>551</text:p>
          </table:table-cell>
          <table:table-cell table:formula="of:=[.E19]+[.$A$3]" office:value-type="float" office:value="450" calcext:value-type="float">
            <text:p>450</text:p>
          </table:table-cell>
          <table:table-cell/>
          <table:table-cell table:formula="of:=&quot;(&quot;&amp;[.D19]&amp;&quot;, &quot;&amp;[.E19]&amp;&quot;, &quot;&amp;[.G19]&amp;&quot;, &quot;&amp;[.H19]&amp;&quot;)&quot;" office:value-type="string" office:string-value="(518, 417, 551, 450)" calcext:value-type="string">
            <text:p>(518, 417, 551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0]+[.$A$3]" office:value-type="float" office:value="584" calcext:value-type="float">
            <text:p>584</text:p>
          </table:table-cell>
          <table:table-cell table:formula="of:=[.E20]+[.$A$3]" office:value-type="float" office:value="450" calcext:value-type="float">
            <text:p>450</text:p>
          </table:table-cell>
          <table:table-cell/>
          <table:table-cell table:formula="of:=&quot;(&quot;&amp;[.D20]&amp;&quot;, &quot;&amp;[.E20]&amp;&quot;, &quot;&amp;[.G20]&amp;&quot;, &quot;&amp;[.H20]&amp;&quot;)&quot;" office:value-type="string" office:string-value="(551, 417, 584, 450)" calcext:value-type="string">
            <text:p>(551, 417, 584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85" calcext:value-type="float">
            <text:p>58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1]+[.$A$3]" office:value-type="float" office:value="618" calcext:value-type="float">
            <text:p>618</text:p>
          </table:table-cell>
          <table:table-cell table:formula="of:=[.E21]+[.$A$3]" office:value-type="float" office:value="450" calcext:value-type="float">
            <text:p>450</text:p>
          </table:table-cell>
          <table:table-cell/>
          <table:table-cell table:formula="of:=&quot;(&quot;&amp;[.D21]&amp;&quot;, &quot;&amp;[.E21]&amp;&quot;, &quot;&amp;[.G21]&amp;&quot;, &quot;&amp;[.H21]&amp;&quot;)&quot;" office:value-type="string" office:string-value="(585, 417, 618, 450)" calcext:value-type="string">
            <text:p>(585, 417, 618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2]+[.$A$3]" office:value-type="float" office:value="651" calcext:value-type="float">
            <text:p>651</text:p>
          </table:table-cell>
          <table:table-cell table:formula="of:=[.E22]+[.$A$3]" office:value-type="float" office:value="450" calcext:value-type="float">
            <text:p>450</text:p>
          </table:table-cell>
          <table:table-cell/>
          <table:table-cell table:formula="of:=&quot;(&quot;&amp;[.D22]&amp;&quot;, &quot;&amp;[.E22]&amp;&quot;, &quot;&amp;[.G22]&amp;&quot;, &quot;&amp;[.H22]&amp;&quot;)&quot;" office:value-type="string" office:string-value="(618, 417, 651, 450)" calcext:value-type="string">
            <text:p>(618, 417, 651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3]+[.$A$3]" office:value-type="float" office:value="685" calcext:value-type="float">
            <text:p>685</text:p>
          </table:table-cell>
          <table:table-cell table:formula="of:=[.E23]+[.$A$3]" office:value-type="float" office:value="450" calcext:value-type="float">
            <text:p>450</text:p>
          </table:table-cell>
          <table:table-cell/>
          <table:table-cell table:formula="of:=&quot;(&quot;&amp;[.D23]&amp;&quot;, &quot;&amp;[.E23]&amp;&quot;, &quot;&amp;[.G23]&amp;&quot;, &quot;&amp;[.H23]&amp;&quot;)&quot;" office:value-type="string" office:string-value="(652, 417, 685, 450)" calcext:value-type="string">
            <text:p>(652, 417, 685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4]+[.$A$3]" office:value-type="float" office:value="718" calcext:value-type="float">
            <text:p>718</text:p>
          </table:table-cell>
          <table:table-cell table:formula="of:=[.E24]+[.$A$3]" office:value-type="float" office:value="450" calcext:value-type="float">
            <text:p>450</text:p>
          </table:table-cell>
          <table:table-cell/>
          <table:table-cell table:formula="of:=&quot;(&quot;&amp;[.D24]&amp;&quot;, &quot;&amp;[.E24]&amp;&quot;, &quot;&amp;[.G24]&amp;&quot;, &quot;&amp;[.H24]&amp;&quot;)&quot;" office:value-type="string" office:string-value="(685, 417, 718, 450)" calcext:value-type="string">
            <text:p>(685, 417, 718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25]+[.$A$3]" office:value-type="float" office:value="752" calcext:value-type="float">
            <text:p>752</text:p>
          </table:table-cell>
          <table:table-cell table:formula="of:=[.E25]+[.$A$3]" office:value-type="float" office:value="434" calcext:value-type="float">
            <text:p>434</text:p>
          </table:table-cell>
          <table:table-cell/>
          <table:table-cell table:formula="of:=&quot;(&quot;&amp;[.D25]&amp;&quot;, &quot;&amp;[.E25]&amp;&quot;, &quot;&amp;[.G25]&amp;&quot;, &quot;&amp;[.H25]&amp;&quot;)&quot;" office:value-type="string" office:string-value="(719, 401, 752, 434)" calcext:value-type="string">
            <text:p>(719, 401, 752, 434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26]+[.$A$3]" office:value-type="float" office:value="752" calcext:value-type="float">
            <text:p>752</text:p>
          </table:table-cell>
          <table:table-cell table:formula="of:=[.E26]+[.$A$3]" office:value-type="float" office:value="400" calcext:value-type="float">
            <text:p>400</text:p>
          </table:table-cell>
          <table:table-cell/>
          <table:table-cell table:formula="of:=&quot;(&quot;&amp;[.D26]&amp;&quot;, &quot;&amp;[.E26]&amp;&quot;, &quot;&amp;[.G26]&amp;&quot;, &quot;&amp;[.H26]&amp;&quot;)&quot;" office:value-type="string" office:string-value="(719, 367, 752, 400)" calcext:value-type="string">
            <text:p>(719, 367, 752, 40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27]+[.$A$3]" office:value-type="float" office:value="752" calcext:value-type="float">
            <text:p>752</text:p>
          </table:table-cell>
          <table:table-cell table:formula="of:=[.E27]+[.$A$3]" office:value-type="float" office:value="367" calcext:value-type="float">
            <text:p>367</text:p>
          </table:table-cell>
          <table:table-cell/>
          <table:table-cell table:formula="of:=&quot;(&quot;&amp;[.D27]&amp;&quot;, &quot;&amp;[.E27]&amp;&quot;, &quot;&amp;[.G27]&amp;&quot;, &quot;&amp;[.H27]&amp;&quot;)&quot;" office:value-type="string" office:string-value="(719, 334, 752, 367)" calcext:value-type="string">
            <text:p>(719, 334, 752, 367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28]+[.$A$3]" office:value-type="float" office:value="718" calcext:value-type="float">
            <text:p>718</text:p>
          </table:table-cell>
          <table:table-cell table:formula="of:=[.E28]+[.$A$3]" office:value-type="float" office:value="350" calcext:value-type="float">
            <text:p>350</text:p>
          </table:table-cell>
          <table:table-cell/>
          <table:table-cell table:formula="of:=&quot;(&quot;&amp;[.D28]&amp;&quot;, &quot;&amp;[.E28]&amp;&quot;, &quot;&amp;[.G28]&amp;&quot;, &quot;&amp;[.H28]&amp;&quot;)&quot;" office:value-type="string" office:string-value="(685, 317, 718, 350)" calcext:value-type="string">
            <text:p>(685, 317, 718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29]+[.$A$3]" office:value-type="float" office:value="685" calcext:value-type="float">
            <text:p>685</text:p>
          </table:table-cell>
          <table:table-cell table:formula="of:=[.E29]+[.$A$3]" office:value-type="float" office:value="350" calcext:value-type="float">
            <text:p>350</text:p>
          </table:table-cell>
          <table:table-cell/>
          <table:table-cell table:formula="of:=&quot;(&quot;&amp;[.D29]&amp;&quot;, &quot;&amp;[.E29]&amp;&quot;, &quot;&amp;[.G29]&amp;&quot;, &quot;&amp;[.H29]&amp;&quot;)&quot;" office:value-type="string" office:string-value="(652, 317, 685, 350)" calcext:value-type="string">
            <text:p>(652, 317, 685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0]+[.$A$3]" office:value-type="float" office:value="651" calcext:value-type="float">
            <text:p>651</text:p>
          </table:table-cell>
          <table:table-cell table:formula="of:=[.E30]+[.$A$3]" office:value-type="float" office:value="350" calcext:value-type="float">
            <text:p>350</text:p>
          </table:table-cell>
          <table:table-cell/>
          <table:table-cell table:formula="of:=&quot;(&quot;&amp;[.D30]&amp;&quot;, &quot;&amp;[.E30]&amp;&quot;, &quot;&amp;[.G30]&amp;&quot;, &quot;&amp;[.H30]&amp;&quot;)&quot;" office:value-type="string" office:string-value="(618, 317, 651, 350)" calcext:value-type="string">
            <text:p>(618, 317, 651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85" calcext:value-type="float">
            <text:p>585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1]+[.$A$3]" office:value-type="float" office:value="618" calcext:value-type="float">
            <text:p>618</text:p>
          </table:table-cell>
          <table:table-cell table:formula="of:=[.E31]+[.$A$3]" office:value-type="float" office:value="350" calcext:value-type="float">
            <text:p>350</text:p>
          </table:table-cell>
          <table:table-cell/>
          <table:table-cell table:formula="of:=&quot;(&quot;&amp;[.D31]&amp;&quot;, &quot;&amp;[.E31]&amp;&quot;, &quot;&amp;[.G31]&amp;&quot;, &quot;&amp;[.H31]&amp;&quot;)&quot;" office:value-type="string" office:string-value="(585, 317, 618, 350)" calcext:value-type="string">
            <text:p>(585, 317, 618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2]+[.$A$3]" office:value-type="float" office:value="584" calcext:value-type="float">
            <text:p>584</text:p>
          </table:table-cell>
          <table:table-cell table:formula="of:=[.E32]+[.$A$3]" office:value-type="float" office:value="350" calcext:value-type="float">
            <text:p>350</text:p>
          </table:table-cell>
          <table:table-cell/>
          <table:table-cell table:formula="of:=&quot;(&quot;&amp;[.D32]&amp;&quot;, &quot;&amp;[.E32]&amp;&quot;, &quot;&amp;[.G32]&amp;&quot;, &quot;&amp;[.H32]&amp;&quot;)&quot;" office:value-type="string" office:string-value="(551, 317, 584, 350)" calcext:value-type="string">
            <text:p>(551, 317, 584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3]+[.$A$3]" office:value-type="float" office:value="551" calcext:value-type="float">
            <text:p>551</text:p>
          </table:table-cell>
          <table:table-cell table:formula="of:=[.E33]+[.$A$3]" office:value-type="float" office:value="350" calcext:value-type="float">
            <text:p>350</text:p>
          </table:table-cell>
          <table:table-cell/>
          <table:table-cell table:formula="of:=&quot;(&quot;&amp;[.D33]&amp;&quot;, &quot;&amp;[.E33]&amp;&quot;, &quot;&amp;[.G33]&amp;&quot;, &quot;&amp;[.H33]&amp;&quot;)&quot;" office:value-type="string" office:string-value="(518, 317, 551, 350)" calcext:value-type="string">
            <text:p>(518, 317, 551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34]+[.$A$3]" office:value-type="float" office:value="517" calcext:value-type="float">
            <text:p>517</text:p>
          </table:table-cell>
          <table:table-cell table:formula="of:=[.E34]+[.$A$3]" office:value-type="float" office:value="333" calcext:value-type="float">
            <text:p>333</text:p>
          </table:table-cell>
          <table:table-cell/>
          <table:table-cell table:formula="of:=&quot;(&quot;&amp;[.D34]&amp;&quot;, &quot;&amp;[.E34]&amp;&quot;, &quot;&amp;[.G34]&amp;&quot;, &quot;&amp;[.H34]&amp;&quot;)&quot;" office:value-type="string" office:string-value="(484, 300, 517, 333)" calcext:value-type="string">
            <text:p>(484, 300, 517, 33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35]+[.$A$3]" office:value-type="float" office:value="467" calcext:value-type="float">
            <text:p>467</text:p>
          </table:table-cell>
          <table:table-cell table:formula="of:=[.E35]+[.$A$3]" office:value-type="float" office:value="283" calcext:value-type="float">
            <text:p>283</text:p>
          </table:table-cell>
          <table:table-cell/>
          <table:table-cell table:formula="of:=&quot;(&quot;&amp;[.D35]&amp;&quot;, &quot;&amp;[.E35]&amp;&quot;, &quot;&amp;[.G35]&amp;&quot;, &quot;&amp;[.H35]&amp;&quot;)&quot;" office:value-type="string" office:string-value="(434, 250, 467, 283)" calcext:value-type="string">
            <text:p>(434, 250, 467, 28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36]+[.$A$3]" office:value-type="float" office:value="450" calcext:value-type="float">
            <text:p>450</text:p>
          </table:table-cell>
          <table:table-cell table:formula="of:=[.E36]+[.$A$3]" office:value-type="float" office:value="250" calcext:value-type="float">
            <text:p>250</text:p>
          </table:table-cell>
          <table:table-cell/>
          <table:table-cell table:formula="of:=&quot;(&quot;&amp;[.D36]&amp;&quot;, &quot;&amp;[.E36]&amp;&quot;, &quot;&amp;[.G36]&amp;&quot;, &quot;&amp;[.H36]&amp;&quot;)&quot;" office:value-type="string" office:string-value="(417, 217, 450, 250)" calcext:value-type="string">
            <text:p>(417, 217, 450, 2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37]+[.$A$3]" office:value-type="float" office:value="450" calcext:value-type="float">
            <text:p>450</text:p>
          </table:table-cell>
          <table:table-cell table:formula="of:=[.E37]+[.$A$3]" office:value-type="float" office:value="216" calcext:value-type="float">
            <text:p>216</text:p>
          </table:table-cell>
          <table:table-cell/>
          <table:table-cell table:formula="of:=&quot;(&quot;&amp;[.D37]&amp;&quot;, &quot;&amp;[.E37]&amp;&quot;, &quot;&amp;[.G37]&amp;&quot;, &quot;&amp;[.H37]&amp;&quot;)&quot;" office:value-type="string" office:string-value="(417, 183, 450, 216)" calcext:value-type="string">
            <text:p>(417, 183, 450, 216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38]+[.$A$3]" office:value-type="float" office:value="450" calcext:value-type="float">
            <text:p>450</text:p>
          </table:table-cell>
          <table:table-cell table:formula="of:=[.E38]+[.$A$3]" office:value-type="float" office:value="183" calcext:value-type="float">
            <text:p>183</text:p>
          </table:table-cell>
          <table:table-cell/>
          <table:table-cell table:formula="of:=&quot;(&quot;&amp;[.D38]&amp;&quot;, &quot;&amp;[.E38]&amp;&quot;, &quot;&amp;[.G38]&amp;&quot;, &quot;&amp;[.H38]&amp;&quot;)&quot;" office:value-type="string" office:string-value="(417, 150, 450, 183)" calcext:value-type="string">
            <text:p>(417, 150, 450, 18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39]+[.$A$3]" office:value-type="float" office:value="450" calcext:value-type="float">
            <text:p>450</text:p>
          </table:table-cell>
          <table:table-cell table:formula="of:=[.E39]+[.$A$3]" office:value-type="float" office:value="149" calcext:value-type="float">
            <text:p>149</text:p>
          </table:table-cell>
          <table:table-cell/>
          <table:table-cell table:formula="of:=&quot;(&quot;&amp;[.D39]&amp;&quot;, &quot;&amp;[.E39]&amp;&quot;, &quot;&amp;[.G39]&amp;&quot;, &quot;&amp;[.H39]&amp;&quot;)&quot;" office:value-type="string" office:string-value="(417, 116, 450, 149)" calcext:value-type="string">
            <text:p>(417, 116, 450, 149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40]+[.$A$3]" office:value-type="float" office:value="450" calcext:value-type="float">
            <text:p>450</text:p>
          </table:table-cell>
          <table:table-cell table:formula="of:=[.E40]+[.$A$3]" office:value-type="float" office:value="116" calcext:value-type="float">
            <text:p>116</text:p>
          </table:table-cell>
          <table:table-cell/>
          <table:table-cell table:formula="of:=&quot;(&quot;&amp;[.D40]&amp;&quot;, &quot;&amp;[.E40]&amp;&quot;, &quot;&amp;[.G40]&amp;&quot;, &quot;&amp;[.H40]&amp;&quot;)&quot;" office:value-type="string" office:string-value="(417, 83, 450, 116)" calcext:value-type="string">
            <text:p>(417, 83, 450, 116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41]+[.$A$3]" office:value-type="float" office:value="450" calcext:value-type="float">
            <text:p>450</text:p>
          </table:table-cell>
          <table:table-cell table:formula="of:=[.E41]+[.$A$3]" office:value-type="float" office:value="82" calcext:value-type="float">
            <text:p>82</text:p>
          </table:table-cell>
          <table:table-cell/>
          <table:table-cell table:formula="of:=&quot;(&quot;&amp;[.D41]&amp;&quot;, &quot;&amp;[.E41]&amp;&quot;, &quot;&amp;[.G41]&amp;&quot;, &quot;&amp;[.H41]&amp;&quot;)&quot;" office:value-type="string" office:string-value="(417, 49, 450, 82)" calcext:value-type="string">
            <text:p>(417, 49, 450, 82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2]+[.$A$3]" office:value-type="float" office:value="434" calcext:value-type="float">
            <text:p>434</text:p>
          </table:table-cell>
          <table:table-cell table:formula="of:=[.E42]+[.$A$3]" office:value-type="float" office:value="49" calcext:value-type="float">
            <text:p>49</text:p>
          </table:table-cell>
          <table:table-cell/>
          <table:table-cell table:formula="of:=&quot;(&quot;&amp;[.D42]&amp;&quot;, &quot;&amp;[.E42]&amp;&quot;, &quot;&amp;[.G42]&amp;&quot;, &quot;&amp;[.H42]&amp;&quot;)&quot;" office:value-type="string" office:string-value="(401, 16, 434, 49)" calcext:value-type="string">
            <text:p>(401, 16, 434, 49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3]+[.$A$3]" office:value-type="float" office:value="400" calcext:value-type="float">
            <text:p>400</text:p>
          </table:table-cell>
          <table:table-cell table:formula="of:=[.E43]+[.$A$3]" office:value-type="float" office:value="49" calcext:value-type="float">
            <text:p>49</text:p>
          </table:table-cell>
          <table:table-cell/>
          <table:table-cell table:formula="of:=&quot;(&quot;&amp;[.D43]&amp;&quot;, &quot;&amp;[.E43]&amp;&quot;, &quot;&amp;[.G43]&amp;&quot;, &quot;&amp;[.H43]&amp;&quot;)&quot;" office:value-type="string" office:string-value="(367, 16, 400, 49)" calcext:value-type="string">
            <text:p>(367, 16, 400, 49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4]+[.$A$3]" office:value-type="float" office:value="367" calcext:value-type="float">
            <text:p>367</text:p>
          </table:table-cell>
          <table:table-cell table:formula="of:=[.E44]+[.$A$3]" office:value-type="float" office:value="49" calcext:value-type="float">
            <text:p>49</text:p>
          </table:table-cell>
          <table:table-cell/>
          <table:table-cell table:formula="of:=&quot;(&quot;&amp;[.D44]&amp;&quot;, &quot;&amp;[.E44]&amp;&quot;, &quot;&amp;[.G44]&amp;&quot;, &quot;&amp;[.H44]&amp;&quot;)&quot;" office:value-type="string" office:string-value="(334, 16, 367, 49)" calcext:value-type="string">
            <text:p>(334, 16, 367, 49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45]+[.$A$3]" office:value-type="float" office:value="350" calcext:value-type="float">
            <text:p>350</text:p>
          </table:table-cell>
          <table:table-cell table:formula="of:=[.E45]+[.$A$3]" office:value-type="float" office:value="82" calcext:value-type="float">
            <text:p>82</text:p>
          </table:table-cell>
          <table:table-cell/>
          <table:table-cell table:formula="of:=&quot;(&quot;&amp;[.D45]&amp;&quot;, &quot;&amp;[.E45]&amp;&quot;, &quot;&amp;[.G45]&amp;&quot;, &quot;&amp;[.H45]&amp;&quot;)&quot;" office:value-type="string" office:string-value="(317, 49, 350, 82)" calcext:value-type="string">
            <text:p>(317, 49, 350, 82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46]+[.$A$3]" office:value-type="float" office:value="350" calcext:value-type="float">
            <text:p>350</text:p>
          </table:table-cell>
          <table:table-cell table:formula="of:=[.E46]+[.$A$3]" office:value-type="float" office:value="116" calcext:value-type="float">
            <text:p>116</text:p>
          </table:table-cell>
          <table:table-cell/>
          <table:table-cell table:formula="of:=&quot;(&quot;&amp;[.D46]&amp;&quot;, &quot;&amp;[.E46]&amp;&quot;, &quot;&amp;[.G46]&amp;&quot;, &quot;&amp;[.H46]&amp;&quot;)&quot;" office:value-type="string" office:string-value="(317, 83, 350, 116)" calcext:value-type="string">
            <text:p>(317, 83, 350, 116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47]+[.$A$3]" office:value-type="float" office:value="350" calcext:value-type="float">
            <text:p>350</text:p>
          </table:table-cell>
          <table:table-cell table:formula="of:=[.E47]+[.$A$3]" office:value-type="float" office:value="149" calcext:value-type="float">
            <text:p>149</text:p>
          </table:table-cell>
          <table:table-cell/>
          <table:table-cell table:formula="of:=&quot;(&quot;&amp;[.D47]&amp;&quot;, &quot;&amp;[.E47]&amp;&quot;, &quot;&amp;[.G47]&amp;&quot;, &quot;&amp;[.H47]&amp;&quot;)&quot;" office:value-type="string" office:string-value="(317, 116, 350, 149)" calcext:value-type="string">
            <text:p>(317, 116, 350, 149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48]+[.$A$3]" office:value-type="float" office:value="350" calcext:value-type="float">
            <text:p>350</text:p>
          </table:table-cell>
          <table:table-cell table:formula="of:=[.E48]+[.$A$3]" office:value-type="float" office:value="183" calcext:value-type="float">
            <text:p>183</text:p>
          </table:table-cell>
          <table:table-cell/>
          <table:table-cell table:formula="of:=&quot;(&quot;&amp;[.D48]&amp;&quot;, &quot;&amp;[.E48]&amp;&quot;, &quot;&amp;[.G48]&amp;&quot;, &quot;&amp;[.H48]&amp;&quot;)&quot;" office:value-type="string" office:string-value="(317, 150, 350, 183)" calcext:value-type="string">
            <text:p>(317, 150, 350, 18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49]+[.$A$3]" office:value-type="float" office:value="350" calcext:value-type="float">
            <text:p>350</text:p>
          </table:table-cell>
          <table:table-cell table:formula="of:=[.E49]+[.$A$3]" office:value-type="float" office:value="216" calcext:value-type="float">
            <text:p>216</text:p>
          </table:table-cell>
          <table:table-cell/>
          <table:table-cell table:formula="of:=&quot;(&quot;&amp;[.D49]&amp;&quot;, &quot;&amp;[.E49]&amp;&quot;, &quot;&amp;[.G49]&amp;&quot;, &quot;&amp;[.H49]&amp;&quot;)&quot;" office:value-type="string" office:string-value="(317, 183, 350, 216)" calcext:value-type="string">
            <text:p>(317, 183, 350, 216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50]+[.$A$3]" office:value-type="float" office:value="350" calcext:value-type="float">
            <text:p>350</text:p>
          </table:table-cell>
          <table:table-cell table:formula="of:=[.E50]+[.$A$3]" office:value-type="float" office:value="250" calcext:value-type="float">
            <text:p>250</text:p>
          </table:table-cell>
          <table:table-cell/>
          <table:table-cell table:formula="of:=&quot;(&quot;&amp;[.D50]&amp;&quot;, &quot;&amp;[.E50]&amp;&quot;, &quot;&amp;[.G50]&amp;&quot;, &quot;&amp;[.H50]&amp;&quot;)&quot;" office:value-type="string" office:string-value="(317, 217, 350, 250)" calcext:value-type="string">
            <text:p>(317, 217, 350, 2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51]+[.$A$3]" office:value-type="float" office:value="333" calcext:value-type="float">
            <text:p>333</text:p>
          </table:table-cell>
          <table:table-cell table:formula="of:=[.E51]+[.$A$3]" office:value-type="float" office:value="283" calcext:value-type="float">
            <text:p>283</text:p>
          </table:table-cell>
          <table:table-cell/>
          <table:table-cell table:formula="of:=&quot;(&quot;&amp;[.D51]&amp;&quot;, &quot;&amp;[.E51]&amp;&quot;, &quot;&amp;[.G51]&amp;&quot;, &quot;&amp;[.H51]&amp;&quot;)&quot;" office:value-type="string" office:string-value="(300, 250, 333, 283)" calcext:value-type="string">
            <text:p>(300, 250, 333, 28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52]+[.$A$3]" office:value-type="float" office:value="283" calcext:value-type="float">
            <text:p>283</text:p>
          </table:table-cell>
          <table:table-cell table:formula="of:=[.E52]+[.$A$3]" office:value-type="float" office:value="333" calcext:value-type="float">
            <text:p>333</text:p>
          </table:table-cell>
          <table:table-cell/>
          <table:table-cell table:formula="of:=&quot;(&quot;&amp;[.D52]&amp;&quot;, &quot;&amp;[.E52]&amp;&quot;, &quot;&amp;[.G52]&amp;&quot;, &quot;&amp;[.H52]&amp;&quot;)&quot;" office:value-type="string" office:string-value="(250, 300, 283, 333)" calcext:value-type="string">
            <text:p>(250, 300, 283, 333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3]+[.$A$3]" office:value-type="float" office:value="250" calcext:value-type="float">
            <text:p>250</text:p>
          </table:table-cell>
          <table:table-cell table:formula="of:=[.E53]+[.$A$3]" office:value-type="float" office:value="350" calcext:value-type="float">
            <text:p>350</text:p>
          </table:table-cell>
          <table:table-cell/>
          <table:table-cell table:formula="of:=&quot;(&quot;&amp;[.D53]&amp;&quot;, &quot;&amp;[.E53]&amp;&quot;, &quot;&amp;[.G53]&amp;&quot;, &quot;&amp;[.H53]&amp;&quot;)&quot;" office:value-type="string" office:string-value="(217, 317, 250, 350)" calcext:value-type="string">
            <text:p>(217, 317, 250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4]+[.$A$3]" office:value-type="float" office:value="216" calcext:value-type="float">
            <text:p>216</text:p>
          </table:table-cell>
          <table:table-cell table:formula="of:=[.E54]+[.$A$3]" office:value-type="float" office:value="350" calcext:value-type="float">
            <text:p>350</text:p>
          </table:table-cell>
          <table:table-cell/>
          <table:table-cell table:formula="of:=&quot;(&quot;&amp;[.D54]&amp;&quot;, &quot;&amp;[.E54]&amp;&quot;, &quot;&amp;[.G54]&amp;&quot;, &quot;&amp;[.H54]&amp;&quot;)&quot;" office:value-type="string" office:string-value="(183, 317, 216, 350)" calcext:value-type="string">
            <text:p>(183, 317, 216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5]+[.$A$3]" office:value-type="float" office:value="183" calcext:value-type="float">
            <text:p>183</text:p>
          </table:table-cell>
          <table:table-cell table:formula="of:=[.E55]+[.$A$3]" office:value-type="float" office:value="350" calcext:value-type="float">
            <text:p>350</text:p>
          </table:table-cell>
          <table:table-cell/>
          <table:table-cell table:formula="of:=&quot;(&quot;&amp;[.D55]&amp;&quot;, &quot;&amp;[.E55]&amp;&quot;, &quot;&amp;[.G55]&amp;&quot;, &quot;&amp;[.H55]&amp;&quot;)&quot;" office:value-type="string" office:string-value="(150, 317, 183, 350)" calcext:value-type="string">
            <text:p>(150, 317, 183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6]+[.$A$3]" office:value-type="float" office:value="149" calcext:value-type="float">
            <text:p>149</text:p>
          </table:table-cell>
          <table:table-cell table:formula="of:=[.E56]+[.$A$3]" office:value-type="float" office:value="350" calcext:value-type="float">
            <text:p>350</text:p>
          </table:table-cell>
          <table:table-cell/>
          <table:table-cell table:formula="of:=&quot;(&quot;&amp;[.D56]&amp;&quot;, &quot;&amp;[.E56]&amp;&quot;, &quot;&amp;[.G56]&amp;&quot;, &quot;&amp;[.H56]&amp;&quot;)&quot;" office:value-type="string" office:string-value="(116, 317, 149, 350)" calcext:value-type="string">
            <text:p>(116, 317, 149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7]+[.$A$3]" office:value-type="float" office:value="116" calcext:value-type="float">
            <text:p>116</text:p>
          </table:table-cell>
          <table:table-cell table:formula="of:=[.E57]+[.$A$3]" office:value-type="float" office:value="350" calcext:value-type="float">
            <text:p>350</text:p>
          </table:table-cell>
          <table:table-cell/>
          <table:table-cell table:formula="of:=&quot;(&quot;&amp;[.D57]&amp;&quot;, &quot;&amp;[.E57]&amp;&quot;, &quot;&amp;[.G57]&amp;&quot;, &quot;&amp;[.H57]&amp;&quot;)&quot;" office:value-type="string" office:string-value="(83, 317, 116, 350)" calcext:value-type="string">
            <text:p>(83, 317, 116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8]+[.$A$3]" office:value-type="float" office:value="82" calcext:value-type="float">
            <text:p>82</text:p>
          </table:table-cell>
          <table:table-cell table:formula="of:=[.E58]+[.$A$3]" office:value-type="float" office:value="350" calcext:value-type="float">
            <text:p>350</text:p>
          </table:table-cell>
          <table:table-cell/>
          <table:table-cell table:formula="of:=&quot;(&quot;&amp;[.D58]&amp;&quot;, &quot;&amp;[.E58]&amp;&quot;, &quot;&amp;[.G58]&amp;&quot;, &quot;&amp;[.H58]&amp;&quot;)&quot;" office:value-type="string" office:string-value="(49, 317, 82, 350)" calcext:value-type="string">
            <text:p>(49, 317, 82, 3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59]+[.$A$3]" office:value-type="float" office:value="49" calcext:value-type="float">
            <text:p>49</text:p>
          </table:table-cell>
          <table:table-cell table:formula="of:=[.E59]+[.$A$3]" office:value-type="float" office:value="367" calcext:value-type="float">
            <text:p>367</text:p>
          </table:table-cell>
          <table:table-cell/>
          <table:table-cell table:formula="of:=&quot;(&quot;&amp;[.D59]&amp;&quot;, &quot;&amp;[.E59]&amp;&quot;, &quot;&amp;[.G59]&amp;&quot;, &quot;&amp;[.H59]&amp;&quot;)&quot;" office:value-type="string" office:string-value="(16, 334, 49, 367)" calcext:value-type="string">
            <text:p>(16, 334, 49, 367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60]+[.$A$3]" office:value-type="float" office:value="49" calcext:value-type="float">
            <text:p>49</text:p>
          </table:table-cell>
          <table:table-cell table:formula="of:=[.E60]+[.$A$3]" office:value-type="float" office:value="400" calcext:value-type="float">
            <text:p>400</text:p>
          </table:table-cell>
          <table:table-cell/>
          <table:table-cell table:formula="of:=&quot;(&quot;&amp;[.D60]&amp;&quot;, &quot;&amp;[.E60]&amp;&quot;, &quot;&amp;[.G60]&amp;&quot;, &quot;&amp;[.H60]&amp;&quot;)&quot;" office:value-type="string" office:string-value="(16, 367, 49, 400)" calcext:value-type="string">
            <text:p>(16, 367, 49, 40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61]+[.$A$3]" office:value-type="float" office:value="49" calcext:value-type="float">
            <text:p>49</text:p>
          </table:table-cell>
          <table:table-cell table:formula="of:=[.E61]+[.$A$3]" office:value-type="float" office:value="434" calcext:value-type="float">
            <text:p>434</text:p>
          </table:table-cell>
          <table:table-cell/>
          <table:table-cell table:formula="of:=&quot;(&quot;&amp;[.D61]&amp;&quot;, &quot;&amp;[.E61]&amp;&quot;, &quot;&amp;[.G61]&amp;&quot;, &quot;&amp;[.H61]&amp;&quot;)&quot;" office:value-type="string" office:string-value="(16, 401, 49, 434)" calcext:value-type="string">
            <text:p>(16, 401, 49, 434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2]+[.$A$3]" office:value-type="float" office:value="82" calcext:value-type="float">
            <text:p>82</text:p>
          </table:table-cell>
          <table:table-cell table:formula="of:=[.E62]+[.$A$3]" office:value-type="float" office:value="450" calcext:value-type="float">
            <text:p>450</text:p>
          </table:table-cell>
          <table:table-cell/>
          <table:table-cell table:formula="of:=&quot;(&quot;&amp;[.D62]&amp;&quot;, &quot;&amp;[.E62]&amp;&quot;, &quot;&amp;[.G62]&amp;&quot;, &quot;&amp;[.H62]&amp;&quot;)&quot;" office:value-type="string" office:string-value="(49, 417, 82, 450)" calcext:value-type="string">
            <text:p>(49, 417, 82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3]+[.$A$3]" office:value-type="float" office:value="116" calcext:value-type="float">
            <text:p>116</text:p>
          </table:table-cell>
          <table:table-cell table:formula="of:=[.E63]+[.$A$3]" office:value-type="float" office:value="450" calcext:value-type="float">
            <text:p>450</text:p>
          </table:table-cell>
          <table:table-cell/>
          <table:table-cell table:formula="of:=&quot;(&quot;&amp;[.D63]&amp;&quot;, &quot;&amp;[.E63]&amp;&quot;, &quot;&amp;[.G63]&amp;&quot;, &quot;&amp;[.H63]&amp;&quot;)&quot;" office:value-type="string" office:string-value="(83, 417, 116, 450)" calcext:value-type="string">
            <text:p>(83, 417, 116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4]+[.$A$3]" office:value-type="float" office:value="149" calcext:value-type="float">
            <text:p>149</text:p>
          </table:table-cell>
          <table:table-cell table:formula="of:=[.E64]+[.$A$3]" office:value-type="float" office:value="450" calcext:value-type="float">
            <text:p>450</text:p>
          </table:table-cell>
          <table:table-cell/>
          <table:table-cell table:formula="of:=&quot;(&quot;&amp;[.D64]&amp;&quot;, &quot;&amp;[.E64]&amp;&quot;, &quot;&amp;[.G64]&amp;&quot;, &quot;&amp;[.H64]&amp;&quot;)&quot;" office:value-type="string" office:string-value="(116, 417, 149, 450)" calcext:value-type="string">
            <text:p>(116, 417, 149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5]+[.$A$3]" office:value-type="float" office:value="183" calcext:value-type="float">
            <text:p>183</text:p>
          </table:table-cell>
          <table:table-cell table:formula="of:=[.E65]+[.$A$3]" office:value-type="float" office:value="450" calcext:value-type="float">
            <text:p>450</text:p>
          </table:table-cell>
          <table:table-cell/>
          <table:table-cell table:formula="of:=&quot;(&quot;&amp;[.D65]&amp;&quot;, &quot;&amp;[.E65]&amp;&quot;, &quot;&amp;[.G65]&amp;&quot;, &quot;&amp;[.H65]&amp;&quot;)&quot;" office:value-type="string" office:string-value="(150, 417, 183, 450)" calcext:value-type="string">
            <text:p>(150, 417, 183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6]+[.$A$3]" office:value-type="float" office:value="216" calcext:value-type="float">
            <text:p>216</text:p>
          </table:table-cell>
          <table:table-cell table:formula="of:=[.E66]+[.$A$3]" office:value-type="float" office:value="450" calcext:value-type="float">
            <text:p>450</text:p>
          </table:table-cell>
          <table:table-cell/>
          <table:table-cell table:formula="of:=&quot;(&quot;&amp;[.D66]&amp;&quot;, &quot;&amp;[.E66]&amp;&quot;, &quot;&amp;[.G66]&amp;&quot;, &quot;&amp;[.H66]&amp;&quot;)&quot;" office:value-type="string" office:string-value="(183, 417, 216, 450)" calcext:value-type="string">
            <text:p>(183, 417, 216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7]+[.$A$3]" office:value-type="float" office:value="250" calcext:value-type="float">
            <text:p>250</text:p>
          </table:table-cell>
          <table:table-cell table:formula="of:=[.E67]+[.$A$3]" office:value-type="float" office:value="450" calcext:value-type="float">
            <text:p>450</text:p>
          </table:table-cell>
          <table:table-cell/>
          <table:table-cell table:formula="of:=&quot;(&quot;&amp;[.D67]&amp;&quot;, &quot;&amp;[.E67]&amp;&quot;, &quot;&amp;[.G67]&amp;&quot;, &quot;&amp;[.H67]&amp;&quot;)&quot;" office:value-type="string" office:string-value="(217, 417, 250, 450)" calcext:value-type="string">
            <text:p>(217, 417, 250, 450)</text:p>
          </table:table-cell>
          <table:table-cell table:number-columns-repeated="5"/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68]+[.$A$3]" office:value-type="float" office:value="283" calcext:value-type="float">
            <text:p>283</text:p>
          </table:table-cell>
          <table:table-cell table:formula="of:=[.E68]+[.$A$3]" office:value-type="float" office:value="467" calcext:value-type="float">
            <text:p>467</text:p>
          </table:table-cell>
          <table:table-cell/>
          <table:table-cell table:formula="of:=&quot;(&quot;&amp;[.D68]&amp;&quot;, &quot;&amp;[.E68]&amp;&quot;, &quot;&amp;[.G68]&amp;&quot;, &quot;&amp;[.H68]&amp;&quot;)&quot;" office:value-type="string" office:string-value="(250, 434, 283, 467)" calcext:value-type="string">
            <text:p>(250, 434, 283, 467)</text:p>
          </table:table-cell>
          <table:table-cell table:number-columns-repeated="5"/>
          <table:table-cell table:style-name="ce2" table:number-columns-repeated="16369"/>
        </table:table-row>
        <table:table-row table:style-name="ro1" table:number-rows-repeated="1048507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2:04:36.180510634</meta:creation-date>
    <dc:date>2025-11-23T00:38:38.343562524</dc:date>
    <meta:editing-duration>PT16M22S</meta:editing-duration>
    <meta:editing-cycles>2</meta:editing-cycles>
    <meta:generator>LibreOffice/25.2.7.2$Linux_X86_64 LibreOffice_project/75ea2c28000e31be7a59c87663c143f9f83cd1b9</meta:generator>
    <meta:document-statistic meta:table-count="1" meta:cell-count="349" meta:object-count="0"/>
  </office:meta>
</office:document-meta>
</file>